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FF0000"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FF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FF0000"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FF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FF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1.87854166666667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16416666666667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0.978958333333333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33.75pt" style:use-optimal-row-height="false" fo:break-before="auto"/>
    </style:style>
    <style:style style:name="ro2" style:family="table-row">
      <style:table-row-properties style:row-height="13.15pt" style:use-optimal-row-height="false" fo:break-before="auto"/>
    </style:style>
    <style:style style:name="ro3" style:family="table-row">
      <style:table-row-properties style:row-height="117pt" style:use-optimal-row-height="fals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61.5pt" style:use-optimal-row-height="false" fo:break-before="auto"/>
    </style:style>
    <style:style style:name="ro6" style:family="table-row">
      <style:table-row-properties style:row-height="52.5pt" style:use-optimal-row-height="false" fo:break-before="auto"/>
    </style:style>
    <style:style style:name="ro7" style:family="table-row">
      <style:table-row-properties style:row-height="49.5pt" style:use-optimal-row-height="false" fo:break-before="auto"/>
    </style:style>
    <style:style style:name="ro8" style:family="table-row">
      <style:table-row-properties style:row-height="53.25pt" style:use-optimal-row-height="false" fo:break-before="auto"/>
    </style:style>
    <style:style style:name="ro9" style:family="table-row">
      <style:table-row-properties style:row-height="94.9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2" table:number-columns-repeated="16362" table:default-cell-style-name="ce1"/>
        <table:table-row table:style-name="ro1">
          <table:table-cell office:value-type="string" table:number-columns-spanned="22" table:number-rows-spanned="1" table:style-name="ce10">
            <text:p><text:s text:c="18"/>新北市學校疑似食品中毒學生名冊<text:s text:c="9"/></text:p>
          </table:table-cell>
          <table:covered-table-cell table:number-columns-repeated="18"/>
          <table:covered-table-cell>
            <draw:custom-shape svg:x="0.20833in" svg:y="0in" svg:width="0.82917in" svg:height="0.39167in" draw:z-index="1" draw:id="id0" draw:style-name="a3" draw:name="圓角矩形 3">
              <svg:title/>
              <svg:desc/>
              <text:p text:style-name="a2" text:class-names="" text:cond-style-name=""><text:span text:style-name="a0" text:class-names="">附件二</text:span><text:span text:style-name="a1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2"/>
          <table:table-cell table:number-columns-repeated="16362"/>
        </table:table-row>
        <table:table-row table:style-name="ro2">
          <table:table-cell office:value-type="string" table:number-columns-spanned="22" table:number-rows-spanned="1" table:style-name="ce11">
            <text:p>修訂1090428</text:p>
          </table:table-cell>
          <table:covered-table-cell table:number-columns-repeated="21"/>
          <table:table-cell table:number-columns-repeated="16362"/>
        </table:table-row>
        <table:table-row table:style-name="ro3">
          <table:table-cell office:value-type="string" table:number-columns-spanned="22" table:number-rows-spanned="1" table:style-name="ce12">
            <text:p><text:span text:style-name="T2">提報學校名稱：</text:span><text:span text:style-name="T3"><text:s text:c="25"/></text:span><text:span text:style-name="T2">聯絡人：</text:span><text:span text:style-name="T3"><text:s text:c="13"/></text:span><text:span text:style-name="T2">聯絡電話：</text:span><text:span text:style-name="T3"><text:s text:c="17"/></text:span><text:span text:style-name="T2"><text:s text:c="40"/></text:span><text:span text:style-name="T2"/></text:p>
            <text:p><text:span text:style-name="T2">通報時間：</text:span><text:span text:style-name="T3"><text:s text:c="5"/></text:span><text:span text:style-name="T2">年</text:span><text:span text:style-name="T3"><text:s text:c="5"/></text:span><text:span text:style-name="T2">月</text:span><text:span text:style-name="T3"><text:s text:c="5"/></text:span><text:span text:style-name="T2">日</text:span><text:span text:style-name="T3"><text:s text:c="5"/></text:span><text:span text:style-name="T2">時；</text:span><text:span text:style-name="T4">攝食總人數： <text:s text:c="6"/>疑似中毒人數： <text:s text:c="6"/>就醫人數：</text:span><text:span text:style-name="T2"/></text:p>
            <text:p><text:span text:style-name="T5">共同攝食食品供應商名稱 ：</text:span><text:span text:style-name="T6"><text:s text:c="21"/></text:span><text:span text:style-name="T5"><text:s text:c="68"/></text:span><text:span text:style-name="T5"/></text:p>
            <text:p><text:span text:style-name="T5">供應商電話：</text:span><text:span text:style-name="T6"><text:s text:c="33"/></text:span><text:span text:style-name="T5"><text:s text:c="67"/></text:span><text:span text:style-name="T5"/></text:p>
            <text:p><text:span text:style-name="T5">供應商地址</text:span><text:span text:style-name="T2">：</text:span><text:span text:style-name="T3"><text:s text:c="36"/></text:span><text:span text:style-name="T2"><text:s text:c="15"/></text:span><text:s text:c="18"/></text:p>
          </table:table-cell>
          <table:covered-table-cell table:number-columns-repeated="21"/>
          <table:table-cell table:number-columns-repeated="16362"/>
        </table:table-row>
        <table:table-row table:style-name="ro4">
          <table:table-cell office:value-type="string" table:number-columns-spanned="1" table:number-rows-spanned="2" table:style-name="ce13">
            <text:p>編號</text:p>
          </table:table-cell>
          <table:table-cell office:value-type="string" table:number-columns-spanned="1" table:number-rows-spanned="2" table:style-name="ce13">
            <text:p>姓名</text:p>
          </table:table-cell>
          <table:table-cell office:value-type="string" table:number-columns-spanned="1" table:number-rows-spanned="2" table:style-name="ce13">
            <text:p>性別</text:p>
          </table:table-cell>
          <table:table-cell office:value-type="string" table:number-columns-spanned="1" table:number-rows-spanned="2" table:style-name="ce13">
            <text:p>年齡</text:p>
          </table:table-cell>
          <table:table-cell office:value-type="string" table:number-columns-spanned="1" table:number-rows-spanned="2" table:style-name="ce13">
            <text:p>班級</text:p>
          </table:table-cell>
          <table:table-cell office:value-type="string" table:number-columns-spanned="1" table:number-rows-spanned="2" table:style-name="ce13">
            <text:p>進食日期及時間</text:p>
          </table:table-cell>
          <table:table-cell office:value-type="string" table:number-columns-spanned="1" table:number-rows-spanned="2" table:style-name="ce13">
            <text:p>症狀最早發生日期及時間</text:p>
          </table:table-cell>
          <table:table-cell office:value-type="string" table:number-columns-spanned="9" table:number-rows-spanned="1" table:style-name="ce14">
            <text:p>身體症狀</text:p>
          </table:table-cell>
          <table:covered-table-cell table:number-columns-repeated="8"/>
          <table:table-cell office:value-type="string" table:number-columns-spanned="1" table:number-rows-spanned="2" table:style-name="ce14">
            <text:p>就醫情形</text:p>
          </table:table-cell>
          <table:table-cell office:value-type="string" table:number-columns-spanned="1" table:number-rows-spanned="2" table:style-name="ce15">
            <text:p>同住家人是否有類似症狀</text:p>
          </table:table-cell>
          <table:table-cell office:value-type="string" table:number-columns-spanned="4" table:number-rows-spanned="1" table:style-name="ce14">
            <text:p>個案檢體採集</text:p>
          </table:table-cell>
          <table:covered-table-cell table:number-columns-repeated="3"/>
          <table:table-cell table:number-columns-repeated="1636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腹瀉</text:p>
          </table:table-cell>
          <table:table-cell office:value-type="string" table:style-name="ce3">
            <text:p>嘔吐</text:p>
          </table:table-cell>
          <table:table-cell office:value-type="string" table:style-name="ce3">
            <text:p>噁心</text:p>
          </table:table-cell>
          <table:table-cell office:value-type="string" table:style-name="ce2">
            <text:p>腹痛</text:p>
          </table:table-cell>
          <table:table-cell office:value-type="string" table:style-name="ce2">
            <text:p>腹脹</text:p>
          </table:table-cell>
          <table:table-cell office:value-type="string" table:style-name="ce2">
            <text:p>發燒</text:p>
          </table:table-cell>
          <table:table-cell office:value-type="string" table:style-name="ce2">
            <text:p>頭痛</text:p>
          </table:table-cell>
          <table:table-cell office:value-type="string" table:style-name="ce2">
            <text:p>紅疹</text:p>
          </table:table-cell>
          <table:table-cell office:value-type="string" table:style-name="ce2">
            <text:p>其他</text:p>
          </table:table-cell>
          <table:covered-table-cell/>
          <table:covered-table-cell/>
          <table:table-cell office:value-type="string" table:style-name="ce2">
            <text:p>肛門</text:p>
            <text:p>拭子</text:p>
          </table:table-cell>
          <table:table-cell office:value-type="string" table:style-name="ce2">
            <text:p>嘔吐物</text:p>
          </table:table-cell>
          <table:table-cell office:value-type="string" table:style-name="ce2">
            <text:p>糞便</text:p>
          </table:table-cell>
          <table:table-cell office:value-type="string" table:style-name="ce2">
            <text:p>其他</text:p>
          </table:table-cell>
          <table:table-cell table:number-columns-repeated="16362"/>
        </table:table-row>
        <table:table-row table:style-name="ro6">
          <table:table-cell table:number-columns-repeated="5" table:style-name="ce4"/>
          <table:table-cell office:value-type="string" table:style-name="ce2">
            <text:p><text:s/>月 <text:s text:c="2"/>日</text:p>
            <text:p><text:s/>時 <text:s text:c="2"/>分</text:p>
          </table:table-cell>
          <table:table-cell office:value-type="string" table:style-name="ce2">
            <text:p><text:s/>月 <text:s text:c="2"/>日</text:p>
            <text:p><text:s/>時 <text:s text:c="2"/>分</text:p>
          </table:table-cell>
          <table:table-cell office:value-type="string" table:style-name="ce5">
            <text:p>次數</text:p>
          </table:table-cell>
          <table:table-cell office:value-type="string" table:style-name="ce5">
            <text:p>次數</text:p>
          </table:table-cell>
          <table:table-cell table:number-columns-repeated="7" table:style-name="ce4"/>
          <table:table-cell office:value-type="string" table:style-name="ce6">
            <text:p>有□；無□</text:p>
            <text:p>就醫處：</text:p>
          </table:table-cell>
          <table:table-cell table:style-name="ce6"/>
          <table:table-cell table:number-columns-repeated="4" table:style-name="ce4"/>
          <table:table-cell table:number-columns-repeated="16362" table:style-name="ce7"/>
        </table:table-row>
        <table:table-row table:style-name="ro7">
          <table:table-cell table:style-name="ce4"/>
          <table:table-cell table:number-columns-repeated="4" table:style-name="ce8"/>
          <table:table-cell office:value-type="string" table:style-name="ce2">
            <text:p><text:s/>月 <text:s text:c="2"/>日</text:p>
            <text:p><text:s/>時 <text:s text:c="2"/>分</text:p>
          </table:table-cell>
          <table:table-cell office:value-type="string" table:style-name="ce2">
            <text:p><text:s/>月 <text:s text:c="2"/>日</text:p>
            <text:p><text:s/>時 <text:s text:c="2"/>分</text:p>
          </table:table-cell>
          <table:table-cell office:value-type="string" table:style-name="ce5">
            <text:p>次數</text:p>
          </table:table-cell>
          <table:table-cell office:value-type="string" table:style-name="ce5">
            <text:p>次數</text:p>
          </table:table-cell>
          <table:table-cell table:number-columns-repeated="7" table:style-name="ce8"/>
          <table:table-cell office:value-type="string" table:style-name="ce6">
            <text:p>有□；無□</text:p>
            <text:p>就醫處：</text:p>
          </table:table-cell>
          <table:table-cell table:style-name="ce6"/>
          <table:table-cell table:number-columns-repeated="4" table:style-name="ce8"/>
          <table:table-cell table:number-columns-repeated="16362"/>
        </table:table-row>
        <table:table-row table:style-name="ro6">
          <table:table-cell table:number-columns-repeated="5" table:style-name="ce4"/>
          <table:table-cell office:value-type="string" table:style-name="ce2">
            <text:p><text:s/>月 <text:s text:c="2"/>日</text:p>
            <text:p><text:s/>時 <text:s text:c="2"/>分</text:p>
          </table:table-cell>
          <table:table-cell office:value-type="string" table:style-name="ce2">
            <text:p><text:s/>月 <text:s text:c="2"/>日</text:p>
            <text:p><text:s/>時 <text:s text:c="2"/>分</text:p>
          </table:table-cell>
          <table:table-cell office:value-type="string" table:style-name="ce5">
            <text:p>次數</text:p>
          </table:table-cell>
          <table:table-cell office:value-type="string" table:style-name="ce5">
            <text:p>次數</text:p>
          </table:table-cell>
          <table:table-cell table:number-columns-repeated="7" table:style-name="ce4"/>
          <table:table-cell office:value-type="string" table:style-name="ce6">
            <text:p>有□；無□</text:p>
            <text:p>就醫處：</text:p>
          </table:table-cell>
          <table:table-cell table:style-name="ce6"/>
          <table:table-cell table:number-columns-repeated="4" table:style-name="ce4"/>
          <table:table-cell table:number-columns-repeated="16362" table:style-name="ce7"/>
        </table:table-row>
        <table:table-row table:style-name="ro7">
          <table:table-cell table:style-name="ce4"/>
          <table:table-cell table:number-columns-repeated="4" table:style-name="ce8"/>
          <table:table-cell office:value-type="string" table:style-name="ce2">
            <text:p><text:s/>月 <text:s text:c="2"/>日</text:p>
            <text:p><text:s/>時 <text:s text:c="2"/>分</text:p>
          </table:table-cell>
          <table:table-cell office:value-type="string" table:style-name="ce2">
            <text:p><text:s/>月 <text:s text:c="2"/>日</text:p>
            <text:p><text:s/>時 <text:s text:c="2"/>分</text:p>
          </table:table-cell>
          <table:table-cell office:value-type="string" table:style-name="ce5">
            <text:p>次數</text:p>
          </table:table-cell>
          <table:table-cell office:value-type="string" table:style-name="ce5">
            <text:p>次數</text:p>
          </table:table-cell>
          <table:table-cell table:number-columns-repeated="7" table:style-name="ce8"/>
          <table:table-cell office:value-type="string" table:style-name="ce6">
            <text:p>有□；無□</text:p>
            <text:p>就醫處：</text:p>
          </table:table-cell>
          <table:table-cell table:style-name="ce6"/>
          <table:table-cell table:number-columns-repeated="4" table:style-name="ce8"/>
          <table:table-cell table:number-columns-repeated="16362"/>
        </table:table-row>
        <table:table-row table:style-name="ro8">
          <table:table-cell table:style-name="ce4"/>
          <table:table-cell table:number-columns-repeated="4" table:style-name="ce8"/>
          <table:table-cell office:value-type="string" table:style-name="ce2">
            <text:p><text:s/>月 <text:s text:c="2"/>日</text:p>
            <text:p><text:s/>時 <text:s text:c="2"/>分</text:p>
          </table:table-cell>
          <table:table-cell office:value-type="string" table:style-name="ce2">
            <text:p><text:s text:c="4"/>月 <text:s/>日</text:p>
            <text:p>時<text:s text:c="2"/></text:p>
          </table:table-cell>
          <table:table-cell office:value-type="string" table:style-name="ce5">
            <text:p>次數</text:p>
          </table:table-cell>
          <table:table-cell office:value-type="string" table:style-name="ce5">
            <text:p>次數</text:p>
          </table:table-cell>
          <table:table-cell table:number-columns-repeated="7" table:style-name="ce8"/>
          <table:table-cell office:value-type="string" table:style-name="ce6">
            <text:p>有□；無□</text:p>
            <text:p>就醫處：</text:p>
          </table:table-cell>
          <table:table-cell table:style-name="ce6"/>
          <table:table-cell table:number-columns-repeated="4" table:style-name="ce8"/>
          <table:table-cell table:number-columns-repeated="16362"/>
        </table:table-row>
        <table:table-row table:style-name="ro9">
          <table:table-cell office:value-type="string" table:number-columns-spanned="22" table:number-rows-spanned="1" table:style-name="ce16">
            <text:p>註一：<text:span text:style-name="T8">傳真29690187</text:span><text:span text:style-name="T9">、22536548後</text:span><text:span text:style-name="T10">★</text:span><text:span text:style-name="T8">請務必以電話29603456分機：</text:span><text:span text:style-name="T9">2788、2774-2784</text:span><text:span text:style-name="T8">聯絡教育局體育及衛生教育科</text:span><text:span text:style-name="T9">及22577155分機：2266、2272、2273、2278聯絡衛生局食品藥物管理科</text:span><text:span text:style-name="T8">，再次確認！</text:span><text:span text:style-name="T8"/></text:p>
            <text:p>註二：<text:span text:style-name="T7">發病日期請填寫最早出現症狀時間；</text:span><text:span text:style-name="T11">身體症狀中「腹瀉」及「嘔吐」以次數詢問及填寫</text:span><text:span text:style-name="T7">，其餘請以「</text:span><text:span text:style-name="T11">V</text:span><text:span text:style-name="T7">」方式表示。</text:span><text:span text:style-name="T7"/></text:p>
            <text:p>註三：本表填寫完成疑似食品中毒個案，請儘速完成第一次書面通報暨電話確認，如有最新狀況請隨時更新通報人數。</text:p>
            <text:p>註四：如遇假日：請學校校長或主管將檔案line送駐區督學，並以電話聯絡督學。</text:p>
            <text:p>填寫人姓名： <text:s text:c="21"/>電話： <text:s text:c="23"/>填寫日期：<text:s text:c="3"/></text:p>
            <text:p><text:s text:c="14"/></text:p>
          </table:table-cell>
          <table:covered-table-cell table:number-columns-repeated="21"/>
          <table:table-cell table:number-columns-repeated="16362" table:style-name="ce9"/>
        </table:table-row>
        <table:table-row table:number-rows-repeated="1048565" table:style-name="ro10">
          <table:table-cell table:number-columns-repeated="16384"/>
        </table:table-row>
        <table:named-expressions>
          <table:named-range table:name="Print_Area" table:cell-range-address="工作表1.$A$1:工作表1.$V$11" table:base-cell-address="工作表1.$A$1"/>
        </table:named-expressions>
      </table:table>
      <table:table table:name="工作表2" table:style-name="ta2">
        <table:table-column table:style-name="co12" table:number-columns-repeated="16384" table:default-cell-style-name="ce1"/>
        <table:table-row table:number-rows-repeated="1048576" table:style-name="ro10">
          <table:table-cell table:number-columns-repeated="16384"/>
        </table:table-row>
      </table:table>
      <table:table table:name="工作表3" table:style-name="ta2">
        <table:table-column table:style-name="co12" table:number-columns-repeated="16384" table:default-cell-style-name="ce1"/>
        <table:table-row table:number-rows-repeated="10485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83%" style:table-centering="both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薛惠文</meta:initial-creator>
    <dc:creator>蔡宗翰</dc:creator>
    <meta:creation-date>2018-05-26T08:20:28Z</meta:creation-date>
    <dc:date>2020-04-28T09:59:02Z</dc:date>
    <meta:print-date>2019-12-05T14:26:16Z</meta:print-date>
  </office:meta>
</office:document-meta>
</file>